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536a" officeooo:paragraph-rsid="0014536a"/>
    </style:style>
    <style:style style:name="P2" style:family="paragraph" style:parent-style-name="Standard">
      <style:text-properties officeooo:rsid="0017a95e" officeooo:paragraph-rsid="0017a95e"/>
    </style:style>
    <style:style style:name="P3" style:family="paragraph" style:parent-style-name="Standard">
      <style:text-properties officeooo:rsid="0019a0a6" officeooo:paragraph-rsid="0019a0a6"/>
    </style:style>
    <style:style style:name="T1" style:family="text">
      <style:text-properties officeooo:rsid="0015985f"/>
    </style:style>
    <style:style style:name="T2" style:family="text">
      <style:text-properties officeooo:rsid="001820c8"/>
    </style:style>
    <style:style style:name="T3" style:family="text">
      <style:text-properties officeooo:rsid="001b56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nch: <text:span text:style-name="T1">Rsilveira_88 (Creative Commons)</text:span></text:p>
      <text:p text:style-name="P1"/>
      <text:p text:style-name="P1">Sweep: <text:span text:style-name="T3">Bramstoy (Creative Commons)</text:span></text:p>
      <text:p text:style-name="P1"/>
      <text:p text:style-name="P1">Trash:</text:p>
      <text:p text:style-name="P1"/>
      <text:p text:style-name="P2">Default: InspectorJ <text:span text:style-name="T2">(Creative Commons)</text:span></text:p>
      <text:p text:style-name="P2"/>
      <text:p text:style-name="P3">Chime: ertfelda <text:span text:style-name="T2">(Creative Common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08:37:04.092000000</meta:creation-date>
    <dc:date>2018-09-23T13:24:59.406000000</dc:date>
    <meta:editing-duration>PT1H41M45S</meta:editing-duration>
    <meta:editing-cycles>6</meta:editing-cycles>
    <meta:generator>LibreOffice/5.2.5.1$Windows_X86_64 LibreOffice_project/0312e1a284a7d50ca85a365c316c7abbf20a4d22</meta:generator>
    <meta:document-statistic meta:table-count="0" meta:image-count="0" meta:object-count="0" meta:page-count="1" meta:paragraph-count="5" meta:word-count="17" meta:character-count="150" meta:non-whitespace-character-count="138"/>
  </office:meta>
</office:document-meta>
</file>